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omainModel" style:family="table">
      <style:table-properties style:width="6.6979in" fo:margin-left="0in" table:align="left"/>
    </style:style>
    <style:style style:name="DomainModel.A" style:family="table-column">
      <style:table-column-properties style:column-width="2.625in"/>
    </style:style>
    <style:style style:name="DomainModel.B" style:family="table-column">
      <style:table-column-properties style:column-width="4.0729in"/>
    </style:style>
    <style:style style:name="DomainModel.A1" style:family="table-cell">
      <style:table-cell-properties fo:padding="0.0382in" fo:border-left="0.05pt solid #000000" fo:border-right="none" fo:border-top="0.05pt solid #000000" fo:border-bottom="0.05pt solid #000000"/>
    </style:style>
    <style:style style:name="DomainModel.B1" style:family="table-cell">
      <style:table-cell-properties fo:padding="0.0382in" fo:border="0.05pt solid #000000"/>
    </style:style>
    <style:style style:name="P1" style:family="paragraph" style:parent-style-name="Standard">
      <style:paragraph-properties fo:text-align="center" style:justify-single-word="false"/>
      <style:text-properties officeooo:rsid="000a7356" officeooo:paragraph-rsid="000a7356"/>
    </style:style>
    <style:style style:name="P2" style:family="paragraph" style:parent-style-name="Standard">
      <style:paragraph-properties fo:text-align="start" style:justify-single-word="false"/>
      <style:text-properties officeooo:rsid="000a7356" officeooo:paragraph-rsid="000a7356"/>
    </style:style>
    <style:style style:name="P3" style:family="paragraph" style:parent-style-name="Standard">
      <style:paragraph-properties fo:text-align="start" style:justify-single-word="false"/>
      <style:text-properties officeooo:rsid="000b47b1" officeooo:paragraph-rsid="000b47b1"/>
    </style:style>
    <style:style style:name="P4" style:family="paragraph" style:parent-style-name="Standard">
      <style:paragraph-properties fo:text-align="start" style:justify-single-word="false"/>
      <style:text-properties officeooo:rsid="000b72a7" officeooo:paragraph-rsid="000b72a7"/>
    </style:style>
    <style:style style:name="P5" style:family="paragraph" style:parent-style-name="Standard">
      <style:paragraph-properties fo:text-align="start" style:justify-single-word="false"/>
      <style:text-properties officeooo:rsid="000c8941" officeooo:paragraph-rsid="000c8941"/>
    </style:style>
    <style:style style:name="P6" style:family="paragraph" style:parent-style-name="Standard">
      <style:paragraph-properties fo:text-align="start" style:justify-single-word="false"/>
      <style:text-properties officeooo:rsid="000a7356" officeooo:paragraph-rsid="000e6675"/>
    </style:style>
    <style:style style:name="P7" style:family="paragraph" style:parent-style-name="Standard">
      <style:paragraph-properties fo:text-align="start" style:justify-single-word="false"/>
      <style:text-properties officeooo:rsid="000a9ce7" officeooo:paragraph-rsid="000e6675"/>
    </style:style>
    <style:style style:name="P8" style:family="paragraph" style:parent-style-name="Standard">
      <style:paragraph-properties fo:text-align="start" style:justify-single-word="false"/>
      <style:text-properties officeooo:rsid="000ea39e" officeooo:paragraph-rsid="000ea39e"/>
    </style:style>
    <style:style style:name="P9" style:family="paragraph" style:parent-style-name="Standard" style:list-style-name="L1">
      <style:paragraph-properties fo:text-align="start" style:justify-single-word="false"/>
      <style:text-properties officeooo:paragraph-rsid="001070d6"/>
    </style:style>
    <style:style style:name="P10" style:family="paragraph" style:parent-style-name="Standard">
      <style:paragraph-properties fo:text-align="start" style:justify-single-word="false"/>
      <style:text-properties officeooo:rsid="001070d6" officeooo:paragraph-rsid="001070d6"/>
    </style:style>
    <style:style style:name="P11" style:family="paragraph" style:parent-style-name="Standard">
      <style:paragraph-properties fo:text-align="start" style:justify-single-word="false"/>
      <style:text-properties officeooo:rsid="0010d67e" officeooo:paragraph-rsid="0010d67e"/>
    </style:style>
    <style:style style:name="P12" style:family="paragraph" style:parent-style-name="Standard" style:list-style-name="L1">
      <style:paragraph-properties fo:text-align="start" style:justify-single-word="false"/>
      <style:text-properties officeooo:rsid="0010d67e" officeooo:paragraph-rsid="0010d67e"/>
    </style:style>
    <style:style style:name="P13" style:family="paragraph" style:parent-style-name="Standard" style:list-style-name="L2">
      <style:paragraph-properties fo:text-align="start" style:justify-single-word="false"/>
      <style:text-properties officeooo:rsid="0010d67e" officeooo:paragraph-rsid="00152d3a"/>
    </style:style>
    <style:style style:name="P14" style:family="paragraph" style:parent-style-name="Standard">
      <style:paragraph-properties fo:text-align="start" style:justify-single-word="false"/>
      <style:text-properties fo:font-weight="bold" officeooo:rsid="001070d6" officeooo:paragraph-rsid="001070d6" style:font-weight-asian="bold" style:font-weight-complex="bold"/>
    </style:style>
    <style:style style:name="P15" style:family="paragraph" style:parent-style-name="Standard">
      <style:paragraph-properties fo:text-align="start" style:justify-single-word="false"/>
      <style:text-properties fo:font-weight="bold" officeooo:rsid="0010d67e" officeooo:paragraph-rsid="0010d67e" style:font-weight-asian="bold" style:font-weight-complex="bold"/>
    </style:style>
    <style:style style:name="P16" style:family="paragraph" style:parent-style-name="Standard">
      <style:paragraph-properties fo:text-align="start" style:justify-single-word="false"/>
      <style:text-properties officeooo:rsid="001160e7" officeooo:paragraph-rsid="001160e7"/>
    </style:style>
    <style:style style:name="P17" style:family="paragraph" style:parent-style-name="Standard">
      <style:paragraph-properties fo:text-align="start" style:justify-single-word="false"/>
      <style:text-properties officeooo:rsid="0013e6cc" officeooo:paragraph-rsid="0013e6cc"/>
    </style:style>
    <style:style style:name="P18" style:family="paragraph" style:parent-style-name="Standard" style:list-style-name="L2">
      <style:paragraph-properties fo:text-align="start" style:justify-single-word="false"/>
      <style:text-properties officeooo:rsid="0013e6cc" officeooo:paragraph-rsid="00152d3a"/>
    </style:style>
    <style:style style:name="P19" style:family="paragraph" style:parent-style-name="Standard">
      <style:paragraph-properties fo:text-align="start" style:justify-single-word="false"/>
      <style:text-properties officeooo:rsid="0013e6cc" officeooo:paragraph-rsid="00152d3a"/>
    </style:style>
    <style:style style:name="P20" style:family="paragraph" style:parent-style-name="Standard">
      <style:paragraph-properties fo:text-align="start" style:justify-single-word="false"/>
      <style:text-properties fo:font-style="italic" fo:font-weight="bold" officeooo:rsid="0010d67e" officeooo:paragraph-rsid="0010d67e"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font-style="italic" fo:font-weight="bold" officeooo:rsid="0013ddb0" officeooo:paragraph-rsid="0013ddb0"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font-style="italic" fo:font-weight="bold" officeooo:rsid="001070d6" officeooo:paragraph-rsid="001070d6"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officeooo:rsid="00179568" officeooo:paragraph-rsid="00179568"/>
    </style:style>
    <style:style style:name="P24" style:family="paragraph" style:parent-style-name="Table_20_Contents">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officeooo:rsid="000ea39e"/>
    </style:style>
    <style:style style:name="T3" style:family="text">
      <style:text-properties officeooo:rsid="001070d6"/>
    </style:style>
    <style:style style:name="T4" style:family="text">
      <style:text-properties officeooo:rsid="0013e6cc"/>
    </style:style>
    <style:style style:name="T5" style:family="text">
      <style:text-properties officeooo:rsid="00152d3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view</text:p>
      <text:p text:style-name="P2"/>
      <text:p text:style-name="P6">Overview allows the user (a <text:span text:style-name="T1">Student</text:span>) to <text:s/>see how the semester evolves. </text:p>
      <text:p text:style-name="P6">It keeps track of what has already be done in each course the user is registered in.</text:p>
      <text:p text:style-name="P7">A <text:span text:style-name="T1">course</text:span> consists of many <text:span text:style-name="T1">Lecture</text:span>s. The exact number of Lectures is not always</text:p>
      <text:p text:style-name="P7"><text:s/>knowns in advance.</text:p>
      <text:p text:style-name="P3">A course can have many <text:span text:style-name="T1">Labor</text:span> requirements. </text:p>
      <text:p text:style-name="P3">Each labor can be marked as successful or or as a failure.</text:p>
      <text:p text:style-name="P3"/>
      <text:p text:style-name="P4">A course can have <text:span text:style-name="T1">Homework</text:span>s too. </text:p>
      <text:p text:style-name="P4">For each course there is a corresponding <text:span text:style-name="T1">Exam</text:span>. </text:p>
      <text:p text:style-name="P4">Each Exam has its <text:span text:style-name="T1">requirement</text:span>s <text:s/>which could be base on Homework or on Labor.</text:p>
      <text:p text:style-name="P4">A Student have a list of course he takes on a given. </text:p>
      <text:p text:style-name="P5">The app should let the user <text:span text:style-name="T1">add</text:span> new data <text:s/>every time the user needs to.</text:p>
      <text:p text:style-name="P5">The user should be able to <text:span text:style-name="T1">modify</text:span> any Data at any time.</text:p>
      <text:p text:style-name="P5"/>
      <text:p text:style-name="P8">Domain Model : </text:p>
      <text:p text:style-name="P8"/>
      <table:table table:name="DomainModel" table:style-name="DomainModel">
        <table:table-column table:style-name="DomainModel.A"/>
        <table:table-column table:style-name="DomainModel.B"/>
        <table:table-row>
          <table:table-cell table:style-name="DomainModel.A1" office:value-type="string">
            <text:p text:style-name="P8">Student Professor Course Labor </text:p>
          </table:table-cell>
          <table:table-cell table:style-name="DomainModel.B1" office:value-type="string">
            <text:p text:style-name="P24"><text:s/><text:span text:style-name="T2">Homework Exam Requirement Lecture</text:span></text:p>
          </table:table-cell>
        </table:table-row>
      </table:table>
      <text:p text:style-name="P8"/>
      <text:p text:style-name="P10">Use Cases : </text:p>
      <text:p text:style-name="P14">Add a Student :</text:p>
      <text:p text:style-name="P22">Basic Course :</text:p>
      <text:p text:style-name="P10">The User adds a new Student. He gives the Student a name , he set the faculty. The System </text:p>
      <text:p text:style-name="P10">then checks whether there is already a Student with given name. The System adds the Student and set a new ID to the student.</text:p>
      <text:p text:style-name="P10"/>
      <text:p text:style-name="P22">Alternate Course:</text:p>
      <text:list xml:id="list3881025336101466650" text:style-name="L1">
        <text:list-item>
          <text:p text:style-name="P9"><text:span text:style-name="T3">The User adds a new Student. He gives an Empty Student's name or an empty faculty. The System detect and refuses the user's request. The System tell the User what is wrong and wait for another request.</text:span></text:p>
        </text:list-item>
        <text:list-item>
          <text:p text:style-name="P12">The User adds a new Student. He gives a Name <text:s/>and a faculty. The System checks</text:p>
          <text:p text:style-name="P12"><text:span text:style-name="T3">whether there is already a </text:span>saved <text:span text:style-name="T3">Student . </text:span><text:s/>The System find that there is already </text:p>
          <text:p text:style-name="P12">a Student and refuses the request.</text:p>
        </text:list-item>
      </text:list>
      <text:p text:style-name="P11"/>
      <text:p text:style-name="P15">Add a Course:</text:p>
      <text:p text:style-name="P11"/>
      <text:p text:style-name="P20">Basic Course:</text:p>
      <text:p text:style-name="P11">The User tells the System he wants to add a new course. <text:s/>The System asks then after the course's name. <text:s/>The User enter the name.</text:p>
      <text:p text:style-name="P11">The System asks then if the course will have Homework.</text:p>
      <text:p text:style-name="P11">The User answer with Yes or No</text:p>
      <text:p text:style-name="P11">The System then asks if the course will have Labor work.</text:p>
      <text:p text:style-name="P11">The User answer with Yes or No.</text:p>
      <text:p text:style-name="P16">The System asks then the type of requirements the course has to be able</text:p>
      <text:p text:style-name="P16">to take part to the Exam.</text:p>
      <text:p text:style-name="P16">The User choose a requirement type and validate his choice.</text:p>
      <text:p text:style-name="P16">The System creates the new course and wait for the next request.</text:p>
      <text:p text:style-name="P11"/>
      <text:p text:style-name="P21">Alternate Course:</text:p>
      <text:list xml:id="list8842888186128654755" text:style-name="L2">
        <text:list-item>
          <text:p text:style-name="P13">The User tells the System he wants to add a new course. <text:s/>The System asks then after the course's name. <text:s/>The User enter <text:span text:style-name="T4">an empty</text:span> name. <text:s/><text:span text:style-name="T4">The System tells the <text:s/>user that this name is </text:span><text:soft-page-break/><text:span text:style-name="T4">not valid and stops the request.</text:span></text:p>
          <text:p text:style-name="P18">The System wait for the next request.</text:p>
        </text:list-item>
        <text:list-item>
          <text:p text:style-name="P13">The User tells the System he wants to add a new course. <text:s/>The System asks then after the course's name. <text:s/>The User enter <text:span text:style-name="T4">a</text:span> name <text:span text:style-name="T5">of a course already present.</text:span></text:p>
          <text:p text:style-name="P18">The System tells the user that this name is not valid and stops the request.</text:p>
          <text:p text:style-name="P18">The System wait for the next request.</text:p>
        </text:list-item>
      </text:list>
      <text:p text:style-name="P19"/>
      <text:p text:style-name="P17"/>
      <text:p text:style-name="P11"/>
      <text:p text:style-name="P23">Add Homework:</text:p>
      <text:p text:style-name="P23"/>
      <text:p text:style-name="P23">Basic Course:</text:p>
      <text:p text:style-name="P23">The User tells the System he wants to adds a homework.</text:p>
      <text:p text:style-name="P23">The System shows the User a list of Courses and asks him to choose a course into</text:p>
      <text:p text:style-name="P23">which he wants to add the homewor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20:09:08.229115464</meta:creation-date>
    <dc:date>2015-10-23T12:25:04.423709567</dc:date>
    <meta:editing-duration>PT1H35M32S</meta:editing-duration>
    <meta:editing-cycles>19</meta:editing-cycles>
    <meta:generator>LibreOffice/4.4.2.2$Linux_X86_64 LibreOffice_project/40m0$Build-2</meta:generator>
    <meta:document-statistic meta:table-count="1" meta:image-count="0" meta:object-count="0" meta:page-count="2" meta:paragraph-count="48" meta:word-count="530" meta:character-count="2724" meta:non-whitespace-character-count="2226"/>
  </office:meta>
</office:document-meta>
</file>